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Even For Ladies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Odd For Gents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hursheed begum(Lakhi Bai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hulam Murtaza Bhut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mtaz Begum Sahiba Bhut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ah Nawaz Bhut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srat Isphani Bhutt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abi Bux Khan Bhutt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ehana Fassihuddin Bhutt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uhammad Mustafa Khan Bahadu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am Bhutt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ulfiqar Ali Bhutt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wzia Fassihuddin Bhutt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mdad Ali Bhutt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inwa Itaoui Bhutt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kander Ali Bhut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nazir Bhutt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shoq Bhut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ssi Bhutto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umtaz Ali Khan Bhut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zadi Hussai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hahnawaz Bhut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tima Bhutto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asir Huss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khtawar Bhutt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urtaza Bhutt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sifa Zardari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sif Ali Zardari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meer Bux Bhutto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i Haider Bhutto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hahmir Hussain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Zulfiqar Ali Bhutto (jr)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ilawal Bhutto Zarda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4:29:33.221126667</meta:creation-date>
    <dc:date>2019-06-30T14:59:19.553381910</dc:date>
    <meta:editing-duration>PT5M55S</meta:editing-duration>
    <meta:editing-cycles>1</meta:editing-cycles>
    <meta:document-statistic meta:table-count="1" meta:cell-count="66" meta:object-count="0"/>
    <meta:generator>LibreOffice/6.0.7.3$Linux_X86_64 LibreOffice_project/00m0$Build-3</meta:generator>
  </office:meta>
</office:document-meta>
</file>